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/>
      <style:text-properties style:font-name="Times New Roman" fo:font-size="12pt" style:font-size-asian="12pt" style:font-size-complex="12pt"/>
    </style:style>
    <style:style style:name="P2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line-height="150%"/>
    </style:style>
    <style:style style:name="T5" style:parent-style-name="Policepardéfaut" style:family="text">
      <style:text-properties style:font-name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fo:font-size="12pt" style:font-size-asian="12pt" style:font-size-complex="12pt"/>
    </style:style>
    <style:style style:name="T7" style:parent-style-name="Appelnotedebasdep." style:family="text">
      <style:text-properties style:font-name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fo:font-size="12pt" style:font-size-asian="12pt" style:font-size-complex="12pt"/>
    </style:style>
    <style:style style:name="T9" style:parent-style-name="Policepardéfaut" style:family="text">
      <style:text-properties style:font-name="Times New Roman" fo:font-size="12pt" style:font-size-asian="12pt" style:font-size-complex="12pt"/>
    </style:style>
    <style:style style:name="T10" style:parent-style-name="Policepardéfaut" style:family="text">
      <style:text-properties style:font-name="Times New Roman" fo:font-size="12pt" style:font-size-asian="12pt" style:font-size-complex="12pt"/>
    </style:style>
    <style:style style:name="T11" style:parent-style-name="Policepardéfaut" style:family="text">
      <style:text-properties style:font-name="Times New Roman" fo:font-size="12pt" style:font-size-asian="12pt" style:font-size-complex="12pt"/>
    </style:style>
    <style:style style:name="P12" style:parent-style-name="Normal" style:list-style-name="LFO1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3" style:parent-style-name="Normal" style:list-style-name="LFO1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4" style:parent-style-name="Normal" style:list-style-name="LFO1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5" style:parent-style-name="Normal" style:list-style-name="LFO1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8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line-height="150%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bookmark-start text:name="_Hlk76328121"/></text:p>
      <text:p text:style-name="P2">La désinformation présente un danger pour différentes sphères de l’activité humaine<text:s/>et de la société en général. Les fake news constituent<text:s/>un frein pour la démocratie, la santé publique et l’économie.<text:s/></text:p>
      <text:p text:style-name="P3">Les internautes propagent les fake-news, sans vérifier, au préalable, la fiabilité de celles-ci ;<text:s/>c’est<text:s/>de<text:s/>là que notre projet<text:s/>prend<text:s/>tout son sens. Notre but<text:s/>est de mettre à la disposition des internautes sénégalais un outil accessible est facile d’utilisation<text:s/>et<text:s/>leurs permettre ainsi<text:s/>de vérifier la véracité de toutes les nouvelles susceptibles<text:s/>d’avoir un<text:s/>impact social, économique et géopolitique au sein du<text:s/>territoire national.</text:p>
      <text:p text:style-name="P4"><text:span text:style-name="T5">Notre<text:s/></text:span><text:span text:style-name="T6">modèle</text:span><text:span text:style-name="T7"><text:note text:note-class="footnote" text:id="_ftn0"><text:note-citation>1</text:note-citation><text:note-body><text:p text:style-name="Notedebasdepage"><text:s/>Un modèle de Machine Learning est le résultat final qui nous permettra d’obtenir des prédictions à<text:s/>partir des données en entrées. On lui fournit un problème et il trouve des solutions.</text:p></text:note-body></text:note></text:span><text:span text:style-name="T8"><text:s/>de détection de fake news</text:span><text:span text:style-name="T9"><text:s/>aura comme objectif</text:span><text:span text:style-name="T10">s principaux</text:span><text:span text:style-name="T11"><text:s/>:</text:span></text:p>
      <text:list text:style-name="LFO1" text:continue-numbering="true">
        <text:list-item>
          <text:p text:style-name="P12">L’analyse automatique du contenu des réseaux sociaux et de la presse électronique ;</text:p>
        </text:list-item>
        <text:list-item>
          <text:p text:style-name="P13">La détection des infractions commises par les médias audiovisuels et par les acteurs politiques<text:s/>sur les réseaux sociaux et l’espace web ;</text:p>
        </text:list-item>
        <text:list-item>
          <text:p text:style-name="P14">La détection de la désinformation sur le Web<text:s/>de surface ;</text:p>
        </text:list-item>
        <text:list-item>
          <text:p text:style-name="P15">La disposition d’une base de données nationale sur la désinformation et sur le contenu des réseaux sociaux et de la presse électronique.</text:p>
        </text:list-item>
      </text:list>
      <text:p text:style-name="P16">L’objectif premier de ce projet<text:s/>sera donc,<text:s/>à travers l’IA,<text:s/>de stimuler l’esprit critique des internautes,<text:s/>devenus léthargiques<text:s/>face<text:s/>à l’importante<text:s/>quantité<text:s/>de<text:s/>flux d’informations<text:s/>circulant sur le net.</text:p>
      <text:p text:style-name="P17">Puis, s’ajoutera à cela la mise<text:s/>en place<text:s/>d’un centre de recherche spécialisé dans<text:s/>la détection de fake news.<text:s/>Notre centre<text:s/>regroupera<text:s/>des outils d’intelligence artificielle ainsi que<text:s/>des experts dans différents domaines à savoir :<text:s/><text:s/>l’informatique, les médias,<text:s/>le domaine<text:s/>psychosocial,<text:s/>la<text:s/>politique, l’écologie<text:s/>et<text:s/>l’économie.</text:p>
      <text:p text:style-name="P18">Cela<text:s/>permettra d’avoir un contrôle du<text:s/>flux d’informations<text:s/>circulant<text:s/>sur<text:s/>la toile.<text:s/>Ainsi<text:s/>ces informations<text:s/>devront<text:s/>dès lors<text:s/>être classées<text:s/>comme<text:s/>vraies<text:s/>ou fausses.</text:p>
      <text:p text:style-name="P19"/>
      <text:p text:style-name="P20"/>
      <text:p text:style-name="P21"><text:bookmark-end text:name="_Hlk7632812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ou Karim Sow</meta:initial-creator>
    <dc:creator>oumar kane</dc:creator>
    <meta:creation-date>2021-06-27T14:31:00Z</meta:creation-date>
    <dc:date>2021-07-04T22:52:00Z</dc:date>
    <meta:template xlink:href="Normal" xlink:type="simple"/>
    <meta:editing-cycles>6</meta:editing-cycles>
    <meta:editing-duration>PT40440S</meta:editing-duration>
    <meta:document-statistic meta:page-count="1" meta:paragraph-count="3" meta:word-count="279" meta:character-count="1812" meta:row-count="12" meta:non-whitespace-character-count="1536"/>
  </office:meta>
</office:document-meta>
</file>